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34pt"/>
    </style:style>
    <style:style style:name="co2" style:family="table-column">
      <style:table-column-properties fo:break-before="auto" style:column-width="93.29pt"/>
    </style:style>
    <style:style style:name="co3" style:family="table-column">
      <style:table-column-properties fo:break-before="auto" style:column-width="94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a2mex_agg_bucket" table:style-name="ta1">
        <table:shapes>
          <draw:frame draw:z-index="0" draw:style-name="gr1" draw:text-style-name="P1" svg:width="453.51pt" svg:height="255.09pt" svg:x="2.83pt" svg:y="66.84pt">
            <loext:p draw:notify-on-update-of-ranges="usa2mex_agg_bucket.A1:usa2mex_agg_bucket.A1 usa2mex_agg_bucket.B1:usa2mex_agg_bucket.P1 usa2mex_agg_bucket.A2:usa2mex_agg_bucket.A2 usa2mex_agg_bucket.B2:usa2mex_agg_bucket.P2 usa2mex_agg_bucket.A3:usa2mex_agg_bucket.A3 usa2mex_agg_bucket.B3:usa2mex_agg_bucket.P3 usa2mex_agg_bucket.A4:usa2mex_agg_bucket.A4 usa2mex_agg_bucket.B4:usa2mex_agg_bucket.P4 usa2mex_agg_bucket.A5:usa2mex_agg_bucket.A5 usa2mex_agg_bucket.B5:usa2mex_agg_bucket.P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443.4pt" svg:y="2.83pt">
            <loext:p draw:notify-on-update-of-ranges="usa2mex_agg_bucket.A1:usa2mex_agg_bucket.A1 usa2mex_agg_bucket.B1:usa2mex_agg_bucket.P1 usa2mex_agg_bucket.A2:usa2mex_agg_bucket.A2 usa2mex_agg_bucket.B2:usa2mex_agg_bucket.P2 usa2mex_agg_bucket.A3:usa2mex_agg_bucket.A3 usa2mex_agg_bucket.B3:usa2mex_agg_bucket.P3 usa2mex_agg_bucket.A4:usa2mex_agg_bucket.A4 usa2mex_agg_bucket.B4:usa2mex_agg_bucket.P4 usa2mex_agg_bucket.A5:usa2mex_agg_bucket.A5 usa2mex_agg_bucket.B5:usa2mex_agg_bucket.P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'00</text:p>
          </table:table-cell>
          <table:table-cell table:style-name="ce1" office:value-type="string" calcext:value-type="string">
            <text:p>'01</text:p>
          </table:table-cell>
          <table:table-cell table:style-name="ce1" office:value-type="string" calcext:value-type="string">
            <text:p>'02</text:p>
          </table:table-cell>
          <table:table-cell table:style-name="ce1" office:value-type="string" calcext:value-type="string">
            <text:p>'03</text:p>
          </table:table-cell>
          <table:table-cell table:style-name="ce1" office:value-type="string" calcext:value-type="string">
            <text:p>'04</text:p>
          </table:table-cell>
          <table:table-cell table:style-name="ce1" office:value-type="string" calcext:value-type="string">
            <text:p>'05</text:p>
          </table:table-cell>
          <table:table-cell table:style-name="ce1" office:value-type="string" calcext:value-type="string">
            <text:p>'06</text:p>
          </table:table-cell>
          <table:table-cell table:style-name="ce1" office:value-type="string" calcext:value-type="string">
            <text:p>'07</text:p>
          </table:table-cell>
          <table:table-cell table:style-name="ce1" office:value-type="string" calcext:value-type="string">
            <text:p>'08</text:p>
          </table:table-cell>
          <table:table-cell table:style-name="ce1" office:value-type="string" calcext:value-type="string">
            <text:p>'09</text:p>
          </table:table-cell>
          <table:table-cell table:style-name="ce1" office:value-type="string" calcext:value-type="string">
            <text:p>'10</text:p>
          </table:table-cell>
          <table:table-cell table:style-name="ce1" office:value-type="string" calcext:value-type="string">
            <text:p>'11</text:p>
          </table:table-cell>
          <table:table-cell table:style-name="ce1" office:value-type="string" calcext:value-type="string">
            <text:p>'12</text:p>
          </table:table-cell>
          <table:table-cell table:style-name="ce1" office:value-type="string" calcext:value-type="string">
            <text:p>'13</text:p>
          </table:table-cell>
          <table:table-cell table:style-name="ce1" office:value-type="string" calcext:value-type="string">
            <text:p>'14</text:p>
          </table:table-cell>
        </table:table-row>
        <table:table-row table:style-name="ro1">
          <table:table-cell office:value-type="string" calcext:value-type="string">
            <text:p>DVA</text:p>
          </table:table-cell>
          <table:table-cell office:value-type="float" office:value="64511.4410283991" calcext:value-type="float">
            <text:p>64511.4410283991</text:p>
          </table:table-cell>
          <table:table-cell office:value-type="float" office:value="60357.4879515832" calcext:value-type="float">
            <text:p>60357.4879515832</text:p>
          </table:table-cell>
          <table:table-cell office:value-type="float" office:value="55881.1310401531" calcext:value-type="float">
            <text:p>55881.1310401531</text:p>
          </table:table-cell>
          <table:table-cell office:value-type="float" office:value="54591.1096675784" calcext:value-type="float">
            <text:p>54591.1096675784</text:p>
          </table:table-cell>
          <table:table-cell office:value-type="float" office:value="60020.2122095758" calcext:value-type="float">
            <text:p>60020.2122095758</text:p>
          </table:table-cell>
          <table:table-cell office:value-type="float" office:value="68149.0987217214" calcext:value-type="float">
            <text:p>68149.0987217214</text:p>
          </table:table-cell>
          <table:table-cell office:value-type="float" office:value="74046.90752662" calcext:value-type="float">
            <text:p>74046.90752662</text:p>
          </table:table-cell>
          <table:table-cell office:value-type="float" office:value="79829.2338911593" calcext:value-type="float">
            <text:p>79829.2338911593</text:p>
          </table:table-cell>
          <table:table-cell office:value-type="float" office:value="86101.2450587371" calcext:value-type="float">
            <text:p>86101.2450587371</text:p>
          </table:table-cell>
          <table:table-cell office:value-type="float" office:value="71372.3482629319" calcext:value-type="float">
            <text:p>71372.3482629319</text:p>
          </table:table-cell>
          <table:table-cell office:value-type="float" office:value="84031.0480752184" calcext:value-type="float">
            <text:p>84031.0480752184</text:p>
          </table:table-cell>
          <table:table-cell office:value-type="float" office:value="98203.6640271387" calcext:value-type="float">
            <text:p>98203.6640271387</text:p>
          </table:table-cell>
          <table:table-cell office:value-type="float" office:value="102140.303843347" calcext:value-type="float">
            <text:p>102140.303843347</text:p>
          </table:table-cell>
          <table:table-cell office:value-type="float" office:value="106292.55251244" calcext:value-type="float">
            <text:p>106292.55251244</text:p>
          </table:table-cell>
          <table:table-cell office:value-type="float" office:value="108262.616178926" calcext:value-type="float">
            <text:p>108262.616178926</text:p>
          </table:table-cell>
        </table:table-row>
        <table:table-row table:style-name="ro1">
          <table:table-cell office:value-type="string" calcext:value-type="string">
            <text:p>RDV</text:p>
          </table:table-cell>
          <table:table-cell office:value-type="float" office:value="25975.310229788" calcext:value-type="float">
            <text:p>25975.310229788</text:p>
          </table:table-cell>
          <table:table-cell office:value-type="float" office:value="22869.4901457426" calcext:value-type="float">
            <text:p>22869.4901457426</text:p>
          </table:table-cell>
          <table:table-cell office:value-type="float" office:value="21268.0222516673" calcext:value-type="float">
            <text:p>21268.0222516673</text:p>
          </table:table-cell>
          <table:table-cell office:value-type="float" office:value="23589.8174913066" calcext:value-type="float">
            <text:p>23589.8174913066</text:p>
          </table:table-cell>
          <table:table-cell office:value-type="float" office:value="26352.7203137262" calcext:value-type="float">
            <text:p>26352.7203137262</text:p>
          </table:table-cell>
          <table:table-cell office:value-type="float" office:value="25809.738160223" calcext:value-type="float">
            <text:p>25809.738160223</text:p>
          </table:table-cell>
          <table:table-cell office:value-type="float" office:value="27892.5591241819" calcext:value-type="float">
            <text:p>27892.5591241819</text:p>
          </table:table-cell>
          <table:table-cell office:value-type="float" office:value="28278.2607246622" calcext:value-type="float">
            <text:p>28278.2607246622</text:p>
          </table:table-cell>
          <table:table-cell office:value-type="float" office:value="26807.7492444045" calcext:value-type="float">
            <text:p>26807.7492444045</text:p>
          </table:table-cell>
          <table:table-cell office:value-type="float" office:value="24716.6264618973" calcext:value-type="float">
            <text:p>24716.6264618973</text:p>
          </table:table-cell>
          <table:table-cell office:value-type="float" office:value="29033.7456136073" calcext:value-type="float">
            <text:p>29033.7456136073</text:p>
          </table:table-cell>
          <table:table-cell office:value-type="float" office:value="29490.4041436066" calcext:value-type="float">
            <text:p>29490.4041436066</text:p>
          </table:table-cell>
          <table:table-cell office:value-type="float" office:value="32745.7874579952" calcext:value-type="float">
            <text:p>32745.7874579952</text:p>
          </table:table-cell>
          <table:table-cell office:value-type="float" office:value="33694.4470699249" calcext:value-type="float">
            <text:p>33694.4470699249</text:p>
          </table:table-cell>
          <table:table-cell office:value-type="float" office:value="35649.3729980065" calcext:value-type="float">
            <text:p>35649.3729980065</text:p>
          </table:table-cell>
        </table:table-row>
        <table:table-row table:style-name="ro1">
          <table:table-cell office:value-type="string" calcext:value-type="string">
            <text:p>FVA</text:p>
          </table:table-cell>
          <table:table-cell office:value-type="float" office:value="8386.23964332635" calcext:value-type="float">
            <text:p>8386.23964332635</text:p>
          </table:table-cell>
          <table:table-cell office:value-type="float" office:value="6976.99281694041" calcext:value-type="float">
            <text:p>6976.99281694041</text:p>
          </table:table-cell>
          <table:table-cell office:value-type="float" office:value="6496.8532901267" calcext:value-type="float">
            <text:p>6496.8532901267</text:p>
          </table:table-cell>
          <table:table-cell office:value-type="float" office:value="6510.10294346141" calcext:value-type="float">
            <text:p>6510.10294346141</text:p>
          </table:table-cell>
          <table:table-cell office:value-type="float" office:value="8135.83150014501" calcext:value-type="float">
            <text:p>8135.83150014501</text:p>
          </table:table-cell>
          <table:table-cell office:value-type="float" office:value="10492.5668619178" calcext:value-type="float">
            <text:p>10492.5668619178</text:p>
          </table:table-cell>
          <table:table-cell office:value-type="float" office:value="12450.6834307707" calcext:value-type="float">
            <text:p>12450.6834307707</text:p>
          </table:table-cell>
          <table:table-cell office:value-type="float" office:value="13396.6860062848" calcext:value-type="float">
            <text:p>13396.6860062848</text:p>
          </table:table-cell>
          <table:table-cell office:value-type="float" office:value="16439.9879352734" calcext:value-type="float">
            <text:p>16439.9879352734</text:p>
          </table:table-cell>
          <table:table-cell office:value-type="float" office:value="9935.17340670026" calcext:value-type="float">
            <text:p>9935.17340670026</text:p>
          </table:table-cell>
          <table:table-cell office:value-type="float" office:value="13937.3416959154" calcext:value-type="float">
            <text:p>13937.3416959154</text:p>
          </table:table-cell>
          <table:table-cell office:value-type="float" office:value="19244.6016643252" calcext:value-type="float">
            <text:p>19244.6016643252</text:p>
          </table:table-cell>
          <table:table-cell office:value-type="float" office:value="20033.3506006252" calcext:value-type="float">
            <text:p>20033.3506006252</text:p>
          </table:table-cell>
          <table:table-cell office:value-type="float" office:value="19691.9566730013" calcext:value-type="float">
            <text:p>19691.9566730013</text:p>
          </table:table-cell>
          <table:table-cell office:value-type="float" office:value="19578.5753171442" calcext:value-type="float">
            <text:p>19578.5753171442</text:p>
          </table:table-cell>
        </table:table-row>
        <table:table-row table:style-name="ro1">
          <table:table-cell office:value-type="string" calcext:value-type="string">
            <text:p>PDC</text:p>
          </table:table-cell>
          <table:table-cell office:value-type="float" office:value="6021.93163377624" calcext:value-type="float">
            <text:p>6021.93163377624</text:p>
          </table:table-cell>
          <table:table-cell office:value-type="float" office:value="4822.33748941988" calcext:value-type="float">
            <text:p>4822.33748941988</text:p>
          </table:table-cell>
          <table:table-cell office:value-type="float" office:value="4387.87667608536" calcext:value-type="float">
            <text:p>4387.87667608536</text:p>
          </table:table-cell>
          <table:table-cell office:value-type="float" office:value="4724.01629068528" calcext:value-type="float">
            <text:p>4724.01629068528</text:p>
          </table:table-cell>
          <table:table-cell office:value-type="float" office:value="5942.15796411388" calcext:value-type="float">
            <text:p>5942.15796411388</text:p>
          </table:table-cell>
          <table:table-cell office:value-type="float" office:value="6702.07606836639" calcext:value-type="float">
            <text:p>6702.07606836639</text:p>
          </table:table-cell>
          <table:table-cell office:value-type="float" office:value="7910.80440984546" calcext:value-type="float">
            <text:p>7910.80440984546</text:p>
          </table:table-cell>
          <table:table-cell office:value-type="float" office:value="8488.14159166185" calcext:value-type="float">
            <text:p>8488.14159166185</text:p>
          </table:table-cell>
          <table:table-cell office:value-type="float" office:value="9129.9735394581" calcext:value-type="float">
            <text:p>9129.9735394581</text:p>
          </table:table-cell>
          <table:table-cell office:value-type="float" office:value="5965.62768995627" calcext:value-type="float">
            <text:p>5965.62768995627</text:p>
          </table:table-cell>
          <table:table-cell office:value-type="float" office:value="8380.48772484088" calcext:value-type="float">
            <text:p>8380.48772484088</text:p>
          </table:table-cell>
          <table:table-cell office:value-type="float" office:value="10288.2514444852" calcext:value-type="float">
            <text:p>10288.2514444852</text:p>
          </table:table-cell>
          <table:table-cell office:value-type="float" office:value="11232.9051658336" calcext:value-type="float">
            <text:p>11232.9051658336</text:p>
          </table:table-cell>
          <table:table-cell office:value-type="float" office:value="11682.2929197178" calcext:value-type="float">
            <text:p>11682.2929197178</text:p>
          </table:table-cell>
          <table:table-cell office:value-type="float" office:value="12390.0737233174" calcext:value-type="float">
            <text:p>12390.07372331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3T18:00:43.890067717</dc:date>
    <meta:editing-duration>PT4M39S</meta:editing-duration>
    <meta:editing-cycles>1</meta:editing-cycles>
    <meta:document-statistic meta:table-count="1" meta:cell-count="79" meta:object-count="2"/>
    <meta:generator>LibreOffice/5.4.1.2$MacOSX_X86_64 LibreOffice_project/ea7cb86e6eeb2bf3a5af73a8f7777ac57032152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61cm" svg:y="0.315cm" chart:style-name="ch2">
          <text:p>Bilateral Gross Exports Decomposition - Buckets</text:p>
        </chart:title>
        <chart:subtitle svg:x="3.438cm" svg:y="1.269cm" chart:style-name="ch3">
          <text:p>United States to Mexico, 2000-2014 (millions of $)</text:p>
        </chart:subtitle>
        <chart:legend chart:legend-position="end" svg:x="13.944cm" svg:y="3.566cm" style:legend-expansion="high" chart:style-name="ch4"/>
        <chart:plot-area chart:style-name="ch5" table:cell-range-address="usa2mex_agg_bucket.A1:usa2mex_agg_bucket.P5" chart:data-source-has-labels="both" svg:x="1.302cm" svg:y="2.084cm" svg:width="12.322cm" svg:height="5.784cm">
          <chartooo:coordinate-region svg:x="2.482cm" svg:y="2.255cm" svg:width="10.737cm" svg:height="5.022cm"/>
          <chart:axis chart:dimension="x" chart:name="primary-x" chart:style-name="ch6" chartooo:axis-type="auto">
            <chartooo:date-scale/>
            <chart:title svg:x="7.065cm" svg:y="8.049cm" chart:style-name="ch7">
              <text:p>Year</text:p>
            </chart:title>
            <chart:categories table:cell-range-address="usa2mex_agg_bucket.B1:usa2mex_agg_bucket.P1"/>
          </chart:axis>
          <chart:axis chart:dimension="y" chart:name="primary-y" chart:style-name="ch8">
            <chart:title svg:x="0.451cm" svg:y="5.451cm" chart:style-name="ch9">
              <text:p>Value</text:p>
            </chart:title>
            <chart:grid chart:style-name="ch10" chart:class="major"/>
          </chart:axis>
          <chart:series chart:style-name="ch11" chart:values-cell-range-address="usa2mex_agg_bucket.B2:usa2mex_agg_bucket.P2" chart:label-cell-address="usa2mex_agg_bucket.A2:usa2mex_agg_bucket.A2" chart:class="chart:line">
            <chart:data-point chart:repeated="15"/>
          </chart:series>
          <chart:series chart:style-name="ch12" chart:values-cell-range-address="usa2mex_agg_bucket.B3:usa2mex_agg_bucket.P3" chart:label-cell-address="usa2mex_agg_bucket.A3:usa2mex_agg_bucket.A3" chart:class="chart:line">
            <chart:data-point chart:repeated="15"/>
          </chart:series>
          <chart:series chart:style-name="ch13" chart:values-cell-range-address="usa2mex_agg_bucket.B4:usa2mex_agg_bucket.P4" chart:label-cell-address="usa2mex_agg_bucket.A4:usa2mex_agg_bucket.A4" chart:class="chart:line">
            <chart:data-point chart:repeated="15"/>
          </chart:series>
          <chart:series chart:style-name="ch14" chart:values-cell-range-address="usa2mex_agg_bucket.B5:usa2mex_agg_bucket.P5" chart:label-cell-address="usa2mex_agg_bucket.A5:usa2mex_agg_bucket.A5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usa2mex_agg_bucket.B1:usa2mex_agg_bucke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DVA</text:p>
                <draw:g>
                  <svg:desc>usa2mex_agg_bucket.A2:usa2mex_agg_bucket.A2</svg:desc>
                </draw:g>
              </table:table-cell>
              <table:table-cell office:value-type="float" office:value="64511.4410283991">
                <text:p>64511.4410283991</text:p>
                <draw:g>
                  <svg:desc>usa2mex_agg_bucket.B2:usa2mex_agg_bucket.P2</svg:desc>
                </draw:g>
              </table:table-cell>
              <table:table-cell office:value-type="float" office:value="60357.4879515832">
                <text:p>60357.4879515832</text:p>
              </table:table-cell>
              <table:table-cell office:value-type="float" office:value="55881.1310401531">
                <text:p>55881.1310401531</text:p>
              </table:table-cell>
              <table:table-cell office:value-type="float" office:value="54591.1096675784">
                <text:p>54591.1096675784</text:p>
              </table:table-cell>
              <table:table-cell office:value-type="float" office:value="60020.2122095758">
                <text:p>60020.2122095758</text:p>
              </table:table-cell>
              <table:table-cell office:value-type="float" office:value="68149.0987217214">
                <text:p>68149.0987217214</text:p>
              </table:table-cell>
              <table:table-cell office:value-type="float" office:value="74046.90752662">
                <text:p>74046.90752662</text:p>
              </table:table-cell>
              <table:table-cell office:value-type="float" office:value="79829.2338911593">
                <text:p>79829.2338911593</text:p>
              </table:table-cell>
              <table:table-cell office:value-type="float" office:value="86101.2450587371">
                <text:p>86101.2450587371</text:p>
              </table:table-cell>
              <table:table-cell office:value-type="float" office:value="71372.3482629319">
                <text:p>71372.3482629319</text:p>
              </table:table-cell>
              <table:table-cell office:value-type="float" office:value="84031.0480752184">
                <text:p>84031.0480752184</text:p>
              </table:table-cell>
              <table:table-cell office:value-type="float" office:value="98203.6640271387">
                <text:p>98203.6640271387</text:p>
              </table:table-cell>
              <table:table-cell office:value-type="float" office:value="102140.303843347">
                <text:p>102140.303843347</text:p>
              </table:table-cell>
              <table:table-cell office:value-type="float" office:value="106292.55251244">
                <text:p>106292.55251244</text:p>
              </table:table-cell>
              <table:table-cell office:value-type="float" office:value="108262.616178926">
                <text:p>108262.616178926</text:p>
              </table:table-cell>
            </table:table-row>
            <table:table-row>
              <table:table-cell office:value-type="string">
                <text:p>RDV</text:p>
                <draw:g>
                  <svg:desc>usa2mex_agg_bucket.A3:usa2mex_agg_bucket.A3</svg:desc>
                </draw:g>
              </table:table-cell>
              <table:table-cell office:value-type="float" office:value="25975.310229788">
                <text:p>25975.310229788</text:p>
                <draw:g>
                  <svg:desc>usa2mex_agg_bucket.B3:usa2mex_agg_bucket.P3</svg:desc>
                </draw:g>
              </table:table-cell>
              <table:table-cell office:value-type="float" office:value="22869.4901457426">
                <text:p>22869.4901457426</text:p>
              </table:table-cell>
              <table:table-cell office:value-type="float" office:value="21268.0222516673">
                <text:p>21268.0222516673</text:p>
              </table:table-cell>
              <table:table-cell office:value-type="float" office:value="23589.8174913066">
                <text:p>23589.8174913066</text:p>
              </table:table-cell>
              <table:table-cell office:value-type="float" office:value="26352.7203137262">
                <text:p>26352.7203137262</text:p>
              </table:table-cell>
              <table:table-cell office:value-type="float" office:value="25809.738160223">
                <text:p>25809.738160223</text:p>
              </table:table-cell>
              <table:table-cell office:value-type="float" office:value="27892.5591241819">
                <text:p>27892.5591241819</text:p>
              </table:table-cell>
              <table:table-cell office:value-type="float" office:value="28278.2607246622">
                <text:p>28278.2607246622</text:p>
              </table:table-cell>
              <table:table-cell office:value-type="float" office:value="26807.7492444045">
                <text:p>26807.7492444045</text:p>
              </table:table-cell>
              <table:table-cell office:value-type="float" office:value="24716.6264618973">
                <text:p>24716.6264618973</text:p>
              </table:table-cell>
              <table:table-cell office:value-type="float" office:value="29033.7456136073">
                <text:p>29033.7456136073</text:p>
              </table:table-cell>
              <table:table-cell office:value-type="float" office:value="29490.4041436066">
                <text:p>29490.4041436066</text:p>
              </table:table-cell>
              <table:table-cell office:value-type="float" office:value="32745.7874579952">
                <text:p>32745.7874579952</text:p>
              </table:table-cell>
              <table:table-cell office:value-type="float" office:value="33694.4470699249">
                <text:p>33694.4470699249</text:p>
              </table:table-cell>
              <table:table-cell office:value-type="float" office:value="35649.3729980065">
                <text:p>35649.3729980065</text:p>
              </table:table-cell>
            </table:table-row>
            <table:table-row>
              <table:table-cell office:value-type="string">
                <text:p>FVA</text:p>
                <draw:g>
                  <svg:desc>usa2mex_agg_bucket.A4:usa2mex_agg_bucket.A4</svg:desc>
                </draw:g>
              </table:table-cell>
              <table:table-cell office:value-type="float" office:value="8386.23964332635">
                <text:p>8386.23964332635</text:p>
                <draw:g>
                  <svg:desc>usa2mex_agg_bucket.B4:usa2mex_agg_bucket.P4</svg:desc>
                </draw:g>
              </table:table-cell>
              <table:table-cell office:value-type="float" office:value="6976.99281694041">
                <text:p>6976.99281694041</text:p>
              </table:table-cell>
              <table:table-cell office:value-type="float" office:value="6496.8532901267">
                <text:p>6496.8532901267</text:p>
              </table:table-cell>
              <table:table-cell office:value-type="float" office:value="6510.10294346141">
                <text:p>6510.10294346141</text:p>
              </table:table-cell>
              <table:table-cell office:value-type="float" office:value="8135.83150014501">
                <text:p>8135.83150014501</text:p>
              </table:table-cell>
              <table:table-cell office:value-type="float" office:value="10492.5668619178">
                <text:p>10492.5668619178</text:p>
              </table:table-cell>
              <table:table-cell office:value-type="float" office:value="12450.6834307707">
                <text:p>12450.6834307707</text:p>
              </table:table-cell>
              <table:table-cell office:value-type="float" office:value="13396.6860062848">
                <text:p>13396.6860062848</text:p>
              </table:table-cell>
              <table:table-cell office:value-type="float" office:value="16439.9879352734">
                <text:p>16439.9879352734</text:p>
              </table:table-cell>
              <table:table-cell office:value-type="float" office:value="9935.17340670026">
                <text:p>9935.17340670026</text:p>
              </table:table-cell>
              <table:table-cell office:value-type="float" office:value="13937.3416959154">
                <text:p>13937.3416959154</text:p>
              </table:table-cell>
              <table:table-cell office:value-type="float" office:value="19244.6016643252">
                <text:p>19244.6016643252</text:p>
              </table:table-cell>
              <table:table-cell office:value-type="float" office:value="20033.3506006252">
                <text:p>20033.3506006252</text:p>
              </table:table-cell>
              <table:table-cell office:value-type="float" office:value="19691.9566730013">
                <text:p>19691.9566730013</text:p>
              </table:table-cell>
              <table:table-cell office:value-type="float" office:value="19578.5753171442">
                <text:p>19578.5753171442</text:p>
              </table:table-cell>
            </table:table-row>
            <table:table-row>
              <table:table-cell office:value-type="string">
                <text:p>PDC</text:p>
                <draw:g>
                  <svg:desc>usa2mex_agg_bucket.A5:usa2mex_agg_bucket.A5</svg:desc>
                </draw:g>
              </table:table-cell>
              <table:table-cell office:value-type="float" office:value="6021.93163377624">
                <text:p>6021.93163377624</text:p>
                <draw:g>
                  <svg:desc>usa2mex_agg_bucket.B5:usa2mex_agg_bucket.P5</svg:desc>
                </draw:g>
              </table:table-cell>
              <table:table-cell office:value-type="float" office:value="4822.33748941988">
                <text:p>4822.33748941988</text:p>
              </table:table-cell>
              <table:table-cell office:value-type="float" office:value="4387.87667608536">
                <text:p>4387.87667608536</text:p>
              </table:table-cell>
              <table:table-cell office:value-type="float" office:value="4724.01629068528">
                <text:p>4724.01629068528</text:p>
              </table:table-cell>
              <table:table-cell office:value-type="float" office:value="5942.15796411388">
                <text:p>5942.15796411388</text:p>
              </table:table-cell>
              <table:table-cell office:value-type="float" office:value="6702.07606836639">
                <text:p>6702.07606836639</text:p>
              </table:table-cell>
              <table:table-cell office:value-type="float" office:value="7910.80440984546">
                <text:p>7910.80440984546</text:p>
              </table:table-cell>
              <table:table-cell office:value-type="float" office:value="8488.14159166185">
                <text:p>8488.14159166185</text:p>
              </table:table-cell>
              <table:table-cell office:value-type="float" office:value="9129.9735394581">
                <text:p>9129.9735394581</text:p>
              </table:table-cell>
              <table:table-cell office:value-type="float" office:value="5965.62768995627">
                <text:p>5965.62768995627</text:p>
              </table:table-cell>
              <table:table-cell office:value-type="float" office:value="8380.48772484088">
                <text:p>8380.48772484088</text:p>
              </table:table-cell>
              <table:table-cell office:value-type="float" office:value="10288.2514444852">
                <text:p>10288.2514444852</text:p>
              </table:table-cell>
              <table:table-cell office:value-type="float" office:value="11232.9051658336">
                <text:p>11232.9051658336</text:p>
              </table:table-cell>
              <table:table-cell office:value-type="float" office:value="11682.2929197178">
                <text:p>11682.2929197178</text:p>
              </table:table-cell>
              <table:table-cell office:value-type="float" office:value="12390.0737233174">
                <text:p>12390.07372331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2.961cm" svg:y="0.315cm" chart:style-name="ch2">
          <text:p>Bilateral Gross Exports Decomposition - Buckets</text:p>
        </chart:title>
        <chart:subtitle svg:x="3.779cm" svg:y="1.269cm" chart:style-name="ch3">
          <text:p>United States to Mexico, 2000-2014 (% share)</text:p>
        </chart:subtitle>
        <chart:legend chart:legend-position="end" svg:x="14.533cm" svg:y="3.566cm" style:legend-expansion="high" chart:style-name="ch4"/>
        <chart:plot-area chart:style-name="ch5" table:cell-range-address="usa2mex_agg_bucket.A1:usa2mex_agg_bucket.P5" chart:data-source-has-labels="both" svg:x="1.302cm" svg:y="2.084cm" svg:width="12.911cm" svg:height="5.784cm">
          <chartooo:coordinate-region svg:x="2.699cm" svg:y="2.255cm" svg:width="11.109cm" svg:height="5.022cm"/>
          <chart:axis chart:dimension="x" chart:name="primary-x" chart:style-name="ch6" chartooo:axis-type="auto">
            <chartooo:date-scale/>
            <chart:title svg:x="7.359cm" svg:y="8.049cm" chart:style-name="ch7">
              <text:p>Year</text:p>
            </chart:title>
            <chart:categories table:cell-range-address="usa2mex_agg_bucket.B1:usa2mex_agg_bucket.P1"/>
          </chart:axis>
          <chart:axis chart:dimension="y" chart:name="primary-y" chart:style-name="ch8">
            <chart:title svg:x="0.451cm" svg:y="5.467cm" chart:style-name="ch9">
              <text:p>Share</text:p>
            </chart:title>
            <chart:grid chart:style-name="ch10" chart:class="major"/>
          </chart:axis>
          <chart:series chart:style-name="ch11" chart:values-cell-range-address="usa2mex_agg_bucket.B2:usa2mex_agg_bucket.P2" chart:label-cell-address="usa2mex_agg_bucket.A2:usa2mex_agg_bucket.A2" chart:class="chart:area">
            <chart:data-point chart:repeated="15"/>
          </chart:series>
          <chart:series chart:style-name="ch12" chart:values-cell-range-address="usa2mex_agg_bucket.B3:usa2mex_agg_bucket.P3" chart:label-cell-address="usa2mex_agg_bucket.A3:usa2mex_agg_bucket.A3" chart:class="chart:area">
            <chart:data-point chart:repeated="15"/>
          </chart:series>
          <chart:series chart:style-name="ch13" chart:values-cell-range-address="usa2mex_agg_bucket.B4:usa2mex_agg_bucket.P4" chart:label-cell-address="usa2mex_agg_bucket.A4:usa2mex_agg_bucket.A4" chart:class="chart:area">
            <chart:data-point chart:repeated="15"/>
          </chart:series>
          <chart:series chart:style-name="ch14" chart:values-cell-range-address="usa2mex_agg_bucket.B5:usa2mex_agg_bucket.P5" chart:label-cell-address="usa2mex_agg_bucket.A5:usa2mex_agg_bucket.A5" chart:class="chart:area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usa2mex_agg_bucket.B1:usa2mex_agg_bucke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DVA</text:p>
                <draw:g>
                  <svg:desc>usa2mex_agg_bucket.A2:usa2mex_agg_bucket.A2</svg:desc>
                </draw:g>
              </table:table-cell>
              <table:table-cell office:value-type="float" office:value="64511.4410283991">
                <text:p>64511.4410283991</text:p>
                <draw:g>
                  <svg:desc>usa2mex_agg_bucket.B2:usa2mex_agg_bucket.P2</svg:desc>
                </draw:g>
              </table:table-cell>
              <table:table-cell office:value-type="float" office:value="60357.4879515832">
                <text:p>60357.4879515832</text:p>
              </table:table-cell>
              <table:table-cell office:value-type="float" office:value="55881.1310401531">
                <text:p>55881.1310401531</text:p>
              </table:table-cell>
              <table:table-cell office:value-type="float" office:value="54591.1096675784">
                <text:p>54591.1096675784</text:p>
              </table:table-cell>
              <table:table-cell office:value-type="float" office:value="60020.2122095758">
                <text:p>60020.2122095758</text:p>
              </table:table-cell>
              <table:table-cell office:value-type="float" office:value="68149.0987217214">
                <text:p>68149.0987217214</text:p>
              </table:table-cell>
              <table:table-cell office:value-type="float" office:value="74046.90752662">
                <text:p>74046.90752662</text:p>
              </table:table-cell>
              <table:table-cell office:value-type="float" office:value="79829.2338911593">
                <text:p>79829.2338911593</text:p>
              </table:table-cell>
              <table:table-cell office:value-type="float" office:value="86101.2450587371">
                <text:p>86101.2450587371</text:p>
              </table:table-cell>
              <table:table-cell office:value-type="float" office:value="71372.3482629319">
                <text:p>71372.3482629319</text:p>
              </table:table-cell>
              <table:table-cell office:value-type="float" office:value="84031.0480752184">
                <text:p>84031.0480752184</text:p>
              </table:table-cell>
              <table:table-cell office:value-type="float" office:value="98203.6640271387">
                <text:p>98203.6640271387</text:p>
              </table:table-cell>
              <table:table-cell office:value-type="float" office:value="102140.303843347">
                <text:p>102140.303843347</text:p>
              </table:table-cell>
              <table:table-cell office:value-type="float" office:value="106292.55251244">
                <text:p>106292.55251244</text:p>
              </table:table-cell>
              <table:table-cell office:value-type="float" office:value="108262.616178926">
                <text:p>108262.616178926</text:p>
              </table:table-cell>
            </table:table-row>
            <table:table-row>
              <table:table-cell office:value-type="string">
                <text:p>RDV</text:p>
                <draw:g>
                  <svg:desc>usa2mex_agg_bucket.A3:usa2mex_agg_bucket.A3</svg:desc>
                </draw:g>
              </table:table-cell>
              <table:table-cell office:value-type="float" office:value="25975.310229788">
                <text:p>25975.310229788</text:p>
                <draw:g>
                  <svg:desc>usa2mex_agg_bucket.B3:usa2mex_agg_bucket.P3</svg:desc>
                </draw:g>
              </table:table-cell>
              <table:table-cell office:value-type="float" office:value="22869.4901457426">
                <text:p>22869.4901457426</text:p>
              </table:table-cell>
              <table:table-cell office:value-type="float" office:value="21268.0222516673">
                <text:p>21268.0222516673</text:p>
              </table:table-cell>
              <table:table-cell office:value-type="float" office:value="23589.8174913066">
                <text:p>23589.8174913066</text:p>
              </table:table-cell>
              <table:table-cell office:value-type="float" office:value="26352.7203137262">
                <text:p>26352.7203137262</text:p>
              </table:table-cell>
              <table:table-cell office:value-type="float" office:value="25809.738160223">
                <text:p>25809.738160223</text:p>
              </table:table-cell>
              <table:table-cell office:value-type="float" office:value="27892.5591241819">
                <text:p>27892.5591241819</text:p>
              </table:table-cell>
              <table:table-cell office:value-type="float" office:value="28278.2607246622">
                <text:p>28278.2607246622</text:p>
              </table:table-cell>
              <table:table-cell office:value-type="float" office:value="26807.7492444045">
                <text:p>26807.7492444045</text:p>
              </table:table-cell>
              <table:table-cell office:value-type="float" office:value="24716.6264618973">
                <text:p>24716.6264618973</text:p>
              </table:table-cell>
              <table:table-cell office:value-type="float" office:value="29033.7456136073">
                <text:p>29033.7456136073</text:p>
              </table:table-cell>
              <table:table-cell office:value-type="float" office:value="29490.4041436066">
                <text:p>29490.4041436066</text:p>
              </table:table-cell>
              <table:table-cell office:value-type="float" office:value="32745.7874579952">
                <text:p>32745.7874579952</text:p>
              </table:table-cell>
              <table:table-cell office:value-type="float" office:value="33694.4470699249">
                <text:p>33694.4470699249</text:p>
              </table:table-cell>
              <table:table-cell office:value-type="float" office:value="35649.3729980065">
                <text:p>35649.3729980065</text:p>
              </table:table-cell>
            </table:table-row>
            <table:table-row>
              <table:table-cell office:value-type="string">
                <text:p>FVA</text:p>
                <draw:g>
                  <svg:desc>usa2mex_agg_bucket.A4:usa2mex_agg_bucket.A4</svg:desc>
                </draw:g>
              </table:table-cell>
              <table:table-cell office:value-type="float" office:value="8386.23964332635">
                <text:p>8386.23964332635</text:p>
                <draw:g>
                  <svg:desc>usa2mex_agg_bucket.B4:usa2mex_agg_bucket.P4</svg:desc>
                </draw:g>
              </table:table-cell>
              <table:table-cell office:value-type="float" office:value="6976.99281694041">
                <text:p>6976.99281694041</text:p>
              </table:table-cell>
              <table:table-cell office:value-type="float" office:value="6496.8532901267">
                <text:p>6496.8532901267</text:p>
              </table:table-cell>
              <table:table-cell office:value-type="float" office:value="6510.10294346141">
                <text:p>6510.10294346141</text:p>
              </table:table-cell>
              <table:table-cell office:value-type="float" office:value="8135.83150014501">
                <text:p>8135.83150014501</text:p>
              </table:table-cell>
              <table:table-cell office:value-type="float" office:value="10492.5668619178">
                <text:p>10492.5668619178</text:p>
              </table:table-cell>
              <table:table-cell office:value-type="float" office:value="12450.6834307707">
                <text:p>12450.6834307707</text:p>
              </table:table-cell>
              <table:table-cell office:value-type="float" office:value="13396.6860062848">
                <text:p>13396.6860062848</text:p>
              </table:table-cell>
              <table:table-cell office:value-type="float" office:value="16439.9879352734">
                <text:p>16439.9879352734</text:p>
              </table:table-cell>
              <table:table-cell office:value-type="float" office:value="9935.17340670026">
                <text:p>9935.17340670026</text:p>
              </table:table-cell>
              <table:table-cell office:value-type="float" office:value="13937.3416959154">
                <text:p>13937.3416959154</text:p>
              </table:table-cell>
              <table:table-cell office:value-type="float" office:value="19244.6016643252">
                <text:p>19244.6016643252</text:p>
              </table:table-cell>
              <table:table-cell office:value-type="float" office:value="20033.3506006252">
                <text:p>20033.3506006252</text:p>
              </table:table-cell>
              <table:table-cell office:value-type="float" office:value="19691.9566730013">
                <text:p>19691.9566730013</text:p>
              </table:table-cell>
              <table:table-cell office:value-type="float" office:value="19578.5753171442">
                <text:p>19578.5753171442</text:p>
              </table:table-cell>
            </table:table-row>
            <table:table-row>
              <table:table-cell office:value-type="string">
                <text:p>PDC</text:p>
                <draw:g>
                  <svg:desc>usa2mex_agg_bucket.A5:usa2mex_agg_bucket.A5</svg:desc>
                </draw:g>
              </table:table-cell>
              <table:table-cell office:value-type="float" office:value="6021.93163377624">
                <text:p>6021.93163377624</text:p>
                <draw:g>
                  <svg:desc>usa2mex_agg_bucket.B5:usa2mex_agg_bucket.P5</svg:desc>
                </draw:g>
              </table:table-cell>
              <table:table-cell office:value-type="float" office:value="4822.33748941988">
                <text:p>4822.33748941988</text:p>
              </table:table-cell>
              <table:table-cell office:value-type="float" office:value="4387.87667608536">
                <text:p>4387.87667608536</text:p>
              </table:table-cell>
              <table:table-cell office:value-type="float" office:value="4724.01629068528">
                <text:p>4724.01629068528</text:p>
              </table:table-cell>
              <table:table-cell office:value-type="float" office:value="5942.15796411388">
                <text:p>5942.15796411388</text:p>
              </table:table-cell>
              <table:table-cell office:value-type="float" office:value="6702.07606836639">
                <text:p>6702.07606836639</text:p>
              </table:table-cell>
              <table:table-cell office:value-type="float" office:value="7910.80440984546">
                <text:p>7910.80440984546</text:p>
              </table:table-cell>
              <table:table-cell office:value-type="float" office:value="8488.14159166185">
                <text:p>8488.14159166185</text:p>
              </table:table-cell>
              <table:table-cell office:value-type="float" office:value="9129.9735394581">
                <text:p>9129.9735394581</text:p>
              </table:table-cell>
              <table:table-cell office:value-type="float" office:value="5965.62768995627">
                <text:p>5965.62768995627</text:p>
              </table:table-cell>
              <table:table-cell office:value-type="float" office:value="8380.48772484088">
                <text:p>8380.48772484088</text:p>
              </table:table-cell>
              <table:table-cell office:value-type="float" office:value="10288.2514444852">
                <text:p>10288.2514444852</text:p>
              </table:table-cell>
              <table:table-cell office:value-type="float" office:value="11232.9051658336">
                <text:p>11232.9051658336</text:p>
              </table:table-cell>
              <table:table-cell office:value-type="float" office:value="11682.2929197178">
                <text:p>11682.2929197178</text:p>
              </table:table-cell>
              <table:table-cell office:value-type="float" office:value="12390.0737233174">
                <text:p>12390.07372331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